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style:font-name="Franklin Gothic Medium"/>
    </style:style>
    <style:style style:name="P2" style:family="paragraph" style:parent-style-name="Standard" style:list-style-name="">
      <style:paragraph-properties style:text-autospace="none"/>
      <style:text-properties fo:color="#800000" style:font-name="Franklin Gothic Medium" fo:font-size="13pt" style:font-name-asian="DejaVu Sans Mono" style:font-size-asian="13pt" style:font-name-complex="DejaVu Sans Mono" style:font-size-complex="13pt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color="#000000" style:font-name="Franklin Gothic Medium"/>
    </style:style>
    <style:style style:name="P5" style:family="paragraph" style:parent-style-name="Standard">
      <style:text-properties style:font-name="Franklin Gothic Medium"/>
    </style:style>
    <style:style style:name="P6" style:family="paragraph" style:parent-style-name="Standard">
      <style:text-properties fo:color="#ff3333" style:font-name="Franklin Gothic Medium"/>
    </style:style>
    <style:style style:name="T1" style:family="text">
      <style:text-properties style:font-name="Franklin Gothic Medium"/>
    </style:style>
    <style:style style:name="T2" style:family="text">
      <style:text-properties fo:font-size="13pt" style:font-name-asian="DejaVu Sans Mono" style:font-size-asian="13pt" style:font-name-complex="DejaVu Sans Mono" style:font-size-complex="13pt"/>
    </style:style>
    <style:style style:name="T3" style:family="text">
      <style:text-properties fo:color="#ff3333"/>
    </style:style>
    <style:style style:name="T4" style:family="text">
      <style:text-properties fo:color="#ff3333" style:font-name="Franklin Gothic Mediu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onamos el repositorio</text:p>
      <text:p text:style-name="P5"/>
      <text:p text:style-name="P2"><text:span text:style-name="T3">$ git clone </text:span><text:a xlink:type="simple" xlink:href="https://github.com/superalbertron/tallerciberseguridad" text:style-name="Internet_20_link" text:visited-style-name="Visited_20_Internet_20_Link">https://github.com/superalbertron/tallerciberseguridad</text:a></text:p>
      <text:p text:style-name="P2"/>
      <text:p text:style-name="P5">Nos vamos a la nueva carperta</text:p>
      <text:p text:style-name="P5"/>
      <text:p text:style-name="P6">git cd <text:span text:style-name="T2">tallerciberseguridad</text:span></text:p>
      <text:p text:style-name="P5"/>
      <text:p text:style-name="P5">Una vez dentro creamos un archivo nuevo en ese repositorio.</text:p>
      <text:p text:style-name="P5"/>
      <text:p text:style-name="P6">Se llama Mr-Wolf09Seguridad.html</text:p>
      <text:p text:style-name="P6"/>
      <text:p text:style-name="P4">Cambiamo a nuestro branch</text:p>
      <text:p text:style-name="P1"/>
      <text:p text:style-name="P6">git checkout -b Mr-Wolf09 </text:p>
      <text:p text:style-name="P1"/>
      <text:p text:style-name="P4">Actualizamos los cambios en este repositorio</text:p>
      <text:p text:style-name="P4"/>
      <text:p text:style-name="P6">git add . (Se puede poner el nombre del archivo,pero de esta forma es generico)</text:p>
      <text:p text:style-name="P6"/>
      <text:p text:style-name="P4">Debemos crear un commit para que se ejecute bien la subida de la actualizacion.</text:p>
      <text:p text:style-name="P6"/>
      <text:p text:style-name="P6">Git commit -m 'Actulizacioon Lunes 23-04/23'</text:p>
      <text:p text:style-name="P6"/>
      <text:p text:style-name="P4">Subimos los archivos </text:p>
      <text:p text:style-name="P6"/>
      <text:p text:style-name="P6">git push origin Mr-Wolf09</text:p>
      <text:p text:style-name="P6"/>
      <text:p text:style-name="P3"><text:span text:style-name="T1">Ahora actualizamos todos los repositorios de todos los branch </text:span></text:p>
      <text:p text:style-name="Standard"><text:span text:style-name="T4"/></text:p>
      <text:p text:style-name="Standard"><text:span text:style-name="T4">git fetch <text:s/>o</text:span></text:p>
      <text:p text:style-name="Standard"><text:span text:style-name="T4">git mer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24T09:37:29.32</meta:creation-date>
    <dc:date>2023-04-24T10:25:12.72</dc:date>
    <meta:editing-duration>PT32M31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1" meta:paragraph-count="17" meta:word-count="99" meta:character-count="663"/>
  </office:meta>
</office:document-meta>
</file>